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6"/>
    <style:style style:name="P2" style:family="paragraph" style:parent-style-name="List_20_Paragraph" style:list-style-name="WWNum2">
      <style:paragraph-properties fo:line-height="150%"/>
    </style:style>
    <style:style style:name="P3" style:family="paragraph" style:parent-style-name="List_20_Paragraph" style:list-style-name="WWNum10">
      <style:paragraph-properties fo:line-height="150%"/>
    </style:style>
    <style:style style:name="P4" style:family="paragraph" style:parent-style-name="List_20_Paragraph" style:list-style-name="WWNum1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text:number-lines="true" text:line-number="0" style:writing-mode="lr-tb"/>
      <style:text-properties officeooo:rsid="00131faf" officeooo:paragraph-rsid="00131faf"/>
    </style:style>
    <style:style style:name="P14" style:family="paragraph" style:parent-style-name="Standard">
      <style:paragraph-properties fo:margin-left="0cm" fo:margin-right="0cm" fo:line-height="150%" fo:text-indent="0cm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officeooo:rsid="00131faf" officeooo:paragraph-rsid="00131fa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1faf" style:font-weight-asian="bold" style:font-weight-complex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 style:font-weight-complex="bold"/>
    </style:style>
    <style:style style:name="T7" style:family="text">
      <style:text-properties fo:language="pt" fo:country="BR" fo:font-weight="normal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style:font-name="Arial" fo:font-size="11pt" fo:language="pt" fo:country="BR" style:font-name-asian="Arial1" style:font-size-asian="11pt" style:font-name-complex="Arial1" style:font-size-complex="11pt"/>
    </style:style>
    <style:style style:name="T17" style:family="text">
      <style:text-properties fo:color="#38761d"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color="#38761d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Daniel Henrique da Silva</text:span></text:p>
      <text:p text:style-name="P5"><text:span text:style-name="T2">(</text:span><text:span text:style-name="T3">44</text:span><text:span text:style-name="T2">) </text:span><text:span text:style-name="T3">99941</text:span><text:span text:style-name="T2">-</text:span><text:span text:style-name="T3">3686</text:span></text:p>
      <text:p text:style-name="P13"><text:span text:style-name="T4">daniel.hs28@hotmail.com</text:span></text:p>
      <text:p text:style-name="P5"><text:span text:style-name="T2">Linkedin:</text:span> @marcelopaludetto</text:p>
      <text:p text:style-name="Standard"><text:span text:style-name="T10">OBJETIVO</text:span></text:p>
      <text:p text:style-name="P6"><text:span text:style-name="T12">Sou apaixonado por lógica e programação e tenho desejo de iniciar minha carreira profissional na área de desenvolvimento de software. Iniciei meus estudos desde muito jovem e já criei diversos projetos pessoais com HTML, CSS e JavaScript. Estou aprendendo sempre e me aprofundando em tecnologias para a área de front-end, como React e experiência do usuário.</text:span></text:p>
      <text:p text:style-name="P6"/>
      <text:p text:style-name="P12"><text:span text:style-name="T10">PROJETOS </text:span></text:p>
      <text:p text:style-name="P6"><text:span text:style-name="T12">AluraFlix </text:span></text:p>
      <text:p text:style-name="P6"><text:span text:style-name="T12">Descrição: projeto inspirado em plataformas de streamings, desenvolvido com as linguagens de HTML e CSS, utilizando conceitos de responsividade e incorporando vídeos do YouTube. <text:s text:c="2"/></text:span></text:p>
      <text:p text:style-name="P6"><text:span text:style-name="T12">Link do repositório: </text:span><text:a xlink:type="simple" xlink:href="https://github.com/alura-cursos/aluraflix/tree/aula8" text:style-name="Internet_20_link" text:visited-style-name="Visited_20_Internet_20_Link"><text:span text:style-name="Internet_20_link"><text:span text:style-name="T15">GitHub - alura-cursos/aluraflix at aula8</text:span></text:span></text:a><text:span text:style-name="T12"> </text:span></text:p>
      <text:p text:style-name="P7"/>
      <text:p text:style-name="P6"><text:span text:style-name="T12">Escape Room </text:span></text:p>
      <text:p text:style-name="P6"><text:span text:style-name="T12">Descrição: projeto inspirado em jogos que possuem diferentes finais, desenvolvido com HTML, CSS e JavaScript. Para além dos conhecimentos em lógica, esse projeto apresenta conhecimentos mais sólidos sobre a linguagem JavaScript. O maior desafio foi organizar a estrutura do código e refatorar para deixar o código limpo. <text:s/></text:span></text:p>
      <text:p text:style-name="P6"><text:span text:style-name="T12">Link do repositório: </text:span><text:a xlink:type="simple" xlink:href="https://github.com/marcelo-paludetto/criando-sua-aventura" text:style-name="Internet_20_link" text:visited-style-name="Visited_20_Internet_20_Link"><text:span text:style-name="Internet_20_link"><text:span text:style-name="T15">https://github.com/marcelo-paludetto/criando-sua-aventura</text:span></text:span></text:a><text:span text:style-name="T12"> </text:span></text:p>
      <text:p text:style-name="Standard"/>
      <text:p text:style-name="Standard"><text:span text:style-name="T10">TECNOLOGIAS </text:span></text:p>
      <text:list xml:id="list2601241413" text:style-name="WWNum6">
        <text:list-item>
          <text:p text:style-name="P1"><text:span text:style-name="T12">HTML </text:span></text:p>
        </text:list-item>
        <text:list-item>
          <text:p text:style-name="P1"><text:span text:style-name="T12">CSS </text:span></text:p>
        </text:list-item>
        <text:list-item>
          <text:p text:style-name="P1"><text:span text:style-name="T12">JavaScript </text:span></text:p>
        </text:list-item>
        <text:list-item>
          <text:p text:style-name="P1"><text:span text:style-name="T12">Planilhas (Excel) </text:span></text:p>
        </text:list-item>
        <text:list-item>
          <text:p text:style-name="P1"><text:span text:style-name="T12">GitHub </text:span></text:p>
        </text:list-item>
        <text:list-item>
          <text:p text:style-name="P1"><text:span text:style-name="T12">Inteligência Artificial <text:s/></text:span></text:p>
        </text:list-item>
        <text:list-item>
          <text:p text:style-name="P1"><text:span text:style-name="T12">Lógica de programação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Standard"><text:span text:style-name="T10">EXPERIÊNCIA PROFISSIONAL</text:span></text:p>
      <text:p text:style-name="No_20_Spacing"><text:span text:style-name="T6">Equipe de Robótica – ROBOT! (2023-2025) </text:span></text:p>
      <text:p text:style-name="No_20_Spacing"><text:span text:style-name="T6">Cargo:</text:span><text:span text:style-name="T5"> programador </text:span></text:p>
      <text:p text:style-name="P14"><text:span text:style-name="T13">Atividades: </text:span></text:p>
      <text:list xml:id="list3256920037" text:style-name="WWNum2">
        <text:list-item>
          <text:p text:style-name="P2"><text:span text:style-name="T14">Trabalho em equipe: a partir das regras da competição, nosso desafio foi integrar a equipe responsável pela parte eletrônica junto com a equipe de programação para encontrar maneiras de resolver o problema. </text:span></text:p>
        </text:list-item>
        <text:list-item>
          <text:p text:style-name="P2"><text:span text:style-name="T14">Programação em C: com a definição dos requisitos do projeto, construímos um código na linguagem C para que o robô seja capaz de cumprir as tarefas propostas evitando ao máximo erros de percurso. </text:span></text:p>
        </text:list-item>
      </text:list>
      <text:p text:style-name="No_20_Spacing"><text:span text:style-name="T6">Educação Comunitária – Projeto Universaliza Educação (2023-2025) </text:span></text:p>
      <text:p text:style-name="No_20_Spacing"><text:span text:style-name="T6">Cargo: </text:span><text:span text:style-name="T7">p</text:span><text:span text:style-name="T5">rofessor de Matemática </text:span></text:p>
      <text:p text:style-name="P10"><text:span text:style-name="T13">Atividades: </text:span></text:p>
      <text:list xml:id="list830226648" text:style-name="WWNum10">
        <text:list-item>
          <text:p text:style-name="P3"><text:span text:style-name="T14">Aulas comunitárias: lecionei aulas para 40 estudantes que estavam se preparando para o Enem. Identifiquei e abordei dificuldades em diversos conteúdos, estruturando aulas personalizadas para recompor as aprendizagens. </text:span></text:p>
        </text:list-item>
        <text:list-item>
          <text:p text:style-name="P3"><text:span text:style-name="T14">Comunicação e resultados: durante as aulas, notei que os rendimentos dos estudantes começaram a melhorar e seus resultados em simulados melhoraram.</text:span></text:p>
        </text:list-item>
      </text:list>
      <text:p text:style-name="P11"/>
      <text:p text:style-name="Standard"><text:span text:style-name="T10">FORMAÇÃO ACADÊMICA</text:span></text:p>
      <text:p text:style-name="Standard"><text:span text:style-name="T14">Colégio Start – 2ª série do ensino médio (previsão de conclusão em 2026) </text:span></text:p>
      <text:list xml:id="list3766259472" text:style-name="WWNum11">
        <text:list-item>
          <text:p text:style-name="P4"><text:span text:style-name="T14">Estudante do itinerário formativo na área de Matemática e suas Tecnologias. </text:span></text:p>
        </text:list-item>
        <text:list-item>
          <text:p text:style-name="P4"><text:span text:style-name="T14">Medalhista de prata no concurso de programação da Start – categoria JavaScript edição 2024. </text:span></text:p>
        </text:list-item>
        <text:list-item>
          <text:p text:style-name="P4"><text:span text:style-name="T14">Representante do time de Futsal – sub 17. </text:span></text:p>
        </text:list-item>
      </text:list>
      <text:p text:style-name="Standard"/>
      <text:p text:style-name="Standard"><text:span text:style-name="T10">CURSOS | CERTIFICAÇÕES</text:span></text:p>
      <text:p text:style-name="Standard"><text:a xlink:type="simple" xlink:href="https://cursos.alura.com.br/certificate/9f099685-7545-4661-82aa-02d6c198dd94" text:style-name="Internet_20_link" text:visited-style-name="Visited_20_Internet_20_Link"><text:span text:style-name="Internet_20_link"><text:span text:style-name="T15">Curso Data Science: analise e visualização de dados - Alura</text:span></text:span></text:a><text:span text:style-name="T12"> (2025)</text:span></text:p>
      <text:p text:style-name="Standard"><text:a xlink:type="simple" xlink:href="https://cursos.alura.com.br/user/marcelo-paludetto/course/logica-de-programacao-jogos-artes-criatividade/certificate" text:style-name="Internet_20_link" text:visited-style-name="Visited_20_Internet_20_Link"><text:span text:style-name="Internet_20_link"><text:span text:style-name="T15">Curso Lógica de Programação: jogos, arte e criatividade - Alura</text:span></text:span></text:a><text:span text:style-name="T12"> (2025)</text:span></text:p>
      <text:p text:style-name="P8"/>
      <text:p text:style-name="Standard"><text:span text:style-name="T10">IDIOMAS</text:span></text:p>
      <text:p text:style-name="Standard"><text:span text:style-name="T12">Inglês: independente (B1)</text:span></text:p>
      <text:p text:style-name="Standard"><text:span text:style-name="T12">Português: nativ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9</meta:editing-cycles>
    <meta:creation-date>2025-02-19T12:39:00</meta:creation-date>
    <dc:date>2025-11-27T08:03:43.342710855</dc:date>
    <meta:generator>LibreOffice/6.4.7.2$Linux_X86_64 LibreOffice_project/40$Build-2</meta:generator>
    <meta:editing-duration>PT47S</meta:editing-duration>
    <meta:document-statistic meta:table-count="0" meta:image-count="0" meta:object-count="0" meta:page-count="2" meta:paragraph-count="43" meta:word-count="390" meta:character-count="2724" meta:non-whitespace-character-count="2355"/>
    <meta:user-defined meta:name="AppVersion">16.0000</meta:user-defined>
    <meta:user-defined meta:name="ContentTypeId">0x010100F7A7AE0180871B44A8C4B65C1A76DB7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diaServiceImageTags" meta:value-type="string"/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